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8ce" officeooo:paragraph-rsid="000d08ce"/>
    </style:style>
    <style:style style:name="P2" style:family="paragraph" style:parent-style-name="Standard">
      <style:text-properties officeooo:rsid="000d08ce" officeooo:paragraph-rsid="000e6b14"/>
    </style:style>
    <style:style style:name="T1" style:family="text">
      <style:text-properties officeooo:rsid="000e6b14"/>
    </style:style>
    <style:style style:name="T2" style:family="text">
      <style:text-properties officeooo:rsid="000f4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nacionalidades hay?</text:p>
      <text:p text:style-name="P1"><text:tab/>SELECT nationality from authors group by nationality;</text:p>
      <text:p text:style-name="P1"><text:tab/>SELECT DISTINCT nationality from authors;</text:p>
      <text:p text:style-name="P1">¿Cuántos escritores hay de cada nacionalidad?</text:p>
      <text:p text:style-name="P1"><text:tab/>SELECT nationality,COUNT(<text:span text:style-name="T1">author_id</text:span>) from authors group by nationality <text:span text:style-name="T1">order by <text:tab/>count(author_id) desc, nationality</text:span>;</text:p>
      <text:p text:style-name="P1"/>
      <text:p text:style-name="P2"><text:tab/>SELECT nationality,COUNT(<text:span text:style-name="T1">author_id</text:span>) from authors <text:span text:style-name="T1">WHERE nationality IS NOT NULL <text:tab/>AND nationality </text:span><text:span text:style-name="T2">NOT IN</text:span><text:span text:style-name="T1"> (‘RUS’,’</text:span><text:span text:style-name="T2">DEU</text:span><text:span text:style-name="T1">’) </text:span>group by nationality <text:span text:style-name="T1">order by count(author_id) desc, <text:tab/>nationality</text:span>;</text:p>
      <text:p text:style-name="P1"/>
      <text:p text:style-name="P1">¿Cuántos libros hay de cada nacionalidad?</text:p>
      <text:p text:style-name="P1"><text:tab/>SELECT a.nationality,Count(b.book_id) FROM authors as a JOIN books as b ON <text:tab/>a.author_id=b.author_id group by a.nationality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01:30:06.032524347</meta:creation-date>
    <dc:date>2021-03-24T02:09:22.811376969</dc:date>
    <meta:editing-duration>PT8M26S</meta:editing-duration>
    <meta:editing-cycles>1</meta:editing-cycles>
    <meta:document-statistic meta:table-count="0" meta:image-count="0" meta:object-count="0" meta:page-count="1" meta:paragraph-count="8" meta:word-count="76" meta:character-count="630" meta:non-whitespace-character-count="553"/>
    <meta:generator>LibreOffice/6.4.6.2$Linux_X86_64 LibreOffice_project/40$Build-2</meta:generator>
  </office:meta>
</office:document-meta>
</file>